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/>
    </style:style>
    <style:style style:name="P2" style:family="paragraph" style:parent-style-name="Standard">
      <style:paragraph-properties fo:text-align="start" style:justify-single-word="false"/>
      <style:text-properties style:font-name="Century Schoolbook L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entury Schoolbook 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entury Schoolbook 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entury Schoolbook 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Y3 - 07233009 - Adem Dedebali</text:p>
      <text:p text:style-name="P1"/>
      <text:p text:style-name="P3">Problem Nedir?</text:p>
      <text:p text:style-name="P2"><text:tab/>Düğüm (node) yapısında tutulacak öğrenci ismi ve matematik ve fizik notlarını, iki farklı şekilde listede tutan bir bağlı liste (linked list) oluşturmaktır.</text:p>
      <text:p text:style-name="P2"/>
      <text:p text:style-name="P3">Problem Nasıl Çözüldü?</text:p>
      <text:p text:style-name="P2"><text:tab/>Bağlı liste veri yapısı kullanılarak çözüldü.</text:p>
      <text:p text:style-name="P2"/>
      <text:p text:style-name="P3">Programın Amacı Nedir?</text:p>
      <text:p text:style-name="P2"><text:tab/>İki tamsayı (integer) ve bir sözcük (string) olarak girilen veriyi iki sayı için de küçükten büyüğe doğru listelemektir.</text:p>
      <text:p text:style-name="P2"/>
      <text:p text:style-name="P3">En Çok Zorlanılan Yer</text:p>
      <text:p text:style-name="P2"><text:tab/><text:span text:style-name="T1">public void DeleteByName (string name)</text:span> prototipindeki fonkiyonu yazmak en zorlandığım yer oldu. Bağlı listeyi hem matematik, hem fizik listelerini gezmeden bir kere gezerek bu işlemi gerçekleştirmeye çalıştım. Yalnız bu durumda listeyi gezen döngüde iki adet <text:span text:style-name="T1">if</text:span> ve iki adet <text:span text:style-name="T1">Node</text:span> değişkeni fazladan kullanıldı. Algoritma analizi dersini almadığım için hangi durumun daha performanslı olacağına karar veremedim. Bu nedenle listeyi iki kere gezdim. </text:p>
      <text:p text:style-name="P4"/>
      <text:p text:style-name="P6">Kullanılan Veri Yapıları</text:p>
      <text:p text:style-name="P8"/>
      <text:p text:style-name="P7"><text:span text:style-name="T1"><text:tab/><text:tab/>public class Node</text:span></text:p>
      <text:p text:style-name="P7"><text:span text:style-name="T1"><text:tab/><text:tab/>{</text:span></text:p>
      <text:p text:style-name="P7"><text:span text:style-name="T1"><text:tab/><text:tab/><text:tab/>public int matematiknotu;</text:span></text:p>
      <text:p text:style-name="P7"><text:span text:style-name="T1"><text:tab/><text:tab/><text:tab/>public int fiziknotu;</text:span></text:p>
      <text:p text:style-name="P7"><text:span text:style-name="T1"/></text:p>
      <text:p text:style-name="P7"><text:span text:style-name="T1"><text:tab/><text:tab/><text:tab/>public string name;</text:span></text:p>
      <text:p text:style-name="P7"><text:span text:style-name="T1"><text:tab/></text:span></text:p>
      <text:p text:style-name="P7"><text:span text:style-name="T1"><text:tab/><text:tab/><text:tab/>public Node nextmat;</text:span></text:p>
      <text:p text:style-name="P7"><text:span text:style-name="T1"><text:tab/><text:tab/><text:tab/>public Node nextfiz;</text:span></text:p>
      <text:p text:style-name="P7"><text:span text:style-name="T1"/></text:p>
      <text:p text:style-name="P7"><text:span text:style-name="T1"><text:tab/><text:tab/><text:tab/>public Node (int matematiknotu, int fiziknotu, string name)</text:span></text:p>
      <text:p text:style-name="P7"><text:span text:style-name="T1"><text:tab/><text:tab/><text:tab/>{</text:span></text:p>
      <text:p text:style-name="P7"><text:span text:style-name="T1"><text:tab/><text:tab/><text:tab/><text:tab/>this.matematiknotu = matematiknotu;</text:span></text:p>
      <text:p text:style-name="P7"><text:span text:style-name="T1"><text:tab/><text:tab/><text:tab/><text:tab/>this.fiziknotu = fiziknotu;</text:span></text:p>
      <text:p text:style-name="P7"><text:span text:style-name="T1"/></text:p>
      <text:p text:style-name="P7"><text:span text:style-name="T1"><text:tab/><text:tab/><text:tab/><text:tab/>this.name = name;</text:span></text:p>
      <text:p text:style-name="P7"><text:span text:style-name="T1"/></text:p>
      <text:p text:style-name="P7"><text:span text:style-name="T1"><text:tab/><text:tab/><text:tab/><text:tab/>this.nextmat = null;</text:span></text:p>
      <text:p text:style-name="P7"><text:span text:style-name="T1"><text:tab/><text:tab/><text:tab/><text:tab/>this.nextfiz = null;</text:span></text:p>
      <text:p text:style-name="P7"><text:span text:style-name="T1"><text:tab/><text:tab/><text:tab/>}</text:span></text:p>
      <text:p text:style-name="P7"><text:span text:style-name="T1"><text:tab/><text:tab/>}</text:span></text:p>
      <text:p text:style-name="P7">yapısında bir bağlı liste kullanılmıştır.</text:p>
      <text:p text:style-name="P6"><text:soft-page-break/>Kullanılan Fonksiyonlar</text:p>
      <text:p text:style-name="P5">public class Node</text:p>
      <text:p text:style-name="P5"><text:tab/>public Node (int matematiknotu, int fiziknotu, string name)</text:p>
      <text:p text:style-name="P5"><text:tab/><text:tab/><text:span text:style-name="T2">Node sınıfının önyükleyicisidir. Sınıf çağrılırken değişken isimlerinde ne <text:tab/><text:tab/>olduğu açık olan verileri sınıfın </text:span>public<text:span text:style-name="T2"> değişkenlerine aktarır.</text:span></text:p>
      <text:p text:style-name="P5"><text:span text:style-name="T2"/></text:p>
      <text:p text:style-name="P5">public class LinkedList</text:p>
      <text:p text:style-name="P5"><text:tab/>public void AddAsSorted (int matnot, int fiznot, string name)</text:p>
      <text:p text:style-name="P5"><text:tab/><text:tab/>Matematik notu, fizik notu ve öğrenci ismini parametre alarak hem fizik, <text:tab/><text:tab/>hem matematik listesine sıralı bir şekilde ekler.</text:p>
      <text:p text:style-name="P5"><text:tab/>private void Display (bool x)</text:p>
      <text:p text:style-name="P5"><text:tab/><text:tab/><text:span text:style-name="T2">Listeyi gösterme işini gerçekleştirir. Eğer </text:span>x<text:span text:style-name="T2"> </text:span>true<text:span text:style-name="T2"> ise matematik, </text:span>false<text:span text:style-name="T2"> ise <text:s/><text:tab/><text:tab/>fizik listesini gösterir. </text:span>private<text:span text:style-name="T2"> bir fonksiyondur. </text:span>DisplayMat ()<text:span text:style-name="T2"> ve <text:tab/><text:tab/><text:tab/></text:span>DisplayFen ()<text:span text:style-name="T2"> fonksiyonları tarafından çağrılır.</text:span></text:p>
      <text:p text:style-name="P5"><text:span text:style-name="T2"><text:tab/></text:span>public void DisplayMat ()</text:p>
      <text:p text:style-name="P5"><text:tab/><text:tab/><text:span text:style-name="T2">Listeyi </text:span>Display () <text:span text:style-name="T2">fonksiyonuna uygun parametreyi göndererek <text:tab/><text:tab/><text:tab/><text:tab/>matematik listesine göre ekrana yazar.</text:span></text:p>
      <text:p text:style-name="P5"><text:span text:style-name="T2"><text:tab/></text:span>public void DisplayFen ()</text:p>
      <text:p text:style-name="P5"><text:span text:style-name="T2"><text:tab/><text:tab/>Listeyi Display () fonksiyonuna uygun parametreyi göndererek fizik <text:tab/><text:tab/><text:tab/>listesine göre ekrana yazar.</text:span></text:p>
      <text:p text:style-name="P5"><text:span text:style-name="T2"><text:tab/>public void DeleteByName (string name)</text:span></text:p>
      <text:p text:style-name="P5"><text:span text:style-name="T2"><text:tab/><text:tab/>Parametre olarak öğrenci ismini alır ve her iki listeden de öğrenciyi siler.</text:span></text:p>
      <text:p text:style-name="P7"/>
      <text:p text:style-name="P6">Programın Hataları ve Limitleri</text:p>
      <text:p text:style-name="P7"><text:tab/>Programda aklıma gelen bütün kritik işlemleri yaptım ve hata bulamadım. M<text:span text:style-name="T1">ain (string[] args)</text:span> fonksiyonunda ve ekran görüntüsünde de görüleceği gibi;</text:p>
      <text:p text:style-name="P7"><text:tab/>--- <text:s/>Boş listeye eleman ekleme,</text:p>
      <text:p text:style-name="P7"><text:tab/>--- <text:s/>Dolu listeye eleman ekleme</text:p>
      <text:p text:style-name="P7"><text:tab/>--- <text:s/>İki listeye de <text:s/>ilk elemanı ekleme</text:p>
      <text:p text:style-name="P7"><text:tab/>--- <text:s/>İki listenin de arasına eleman ekleme</text:p>
      <text:p text:style-name="P7"><text:tab/>--- <text:s/>Matematik listeninin başındaki ve sonundaki elemanın silinmesi</text:p>
      <text:p text:style-name="P7"><text:tab/>--- <text:s/>Fizik listeninin başındaki ve sonundaki elemanın silinmesi</text:p>
      <text:p text:style-name="P7"><text:tab/>--- <text:s/>Listedeki tek elemanın silinmesi</text:p>
      <text:p text:style-name="P7"><text:tab/>--- <text:s/>Listede olmayan elemanın silinmeye çalışılması</text:p>
      <text:p text:style-name="P7"><text:tab/>--- <text:s/>Boşaltılan listeye eleman eklenmesi</text:p>
      <text:p text:style-name="P7"/>
      <text:p text:style-name="P7"><text:tab/>gibi testler uyguladım ve hata yakalayamadım. Verilerin fonksiyonlara uygun bir şekilde gönderilmesi durumunda program düzgün çalışacaktır.</text:p>
      <text:p text:style-name="P7"><text:tab/>Limitlerine gelince; program ekleme ve silme işlemini yaparken listeyi iki kez dolaşıyor. Listenin büyümesi durumunda nasıl performans vereceğini kestiremiyorum.</text:p>
      <text:p text:style-name="P8"/>
      <text:p text:style-name="P8"/>
      <text:p text:style-name="P8"/>
      <text:p text:style-name="P8"/>
      <text:p text:style-name="P8"/>
      <text:p text:style-name="P6"><text:soft-page-break/>Kaynak Kodlar</text:p>
      <text:p text:style-name="P6">(M<text:span text:style-name="T1">ain ()</text:span> fonksiyonu hariç)</text:p>
      <text:p text:style-name="P5">// VY3 - 07233009 - Adem Dedebali</text:p>
      <text:p text:style-name="P5"/>
      <text:p text:style-name="P5">// Derleyici : mono</text:p>
      <text:p text:style-name="P5">// Editör : Kate</text:p>
      <text:p text:style-name="P5"/>
      <text:p text:style-name="P5">using System;</text:p>
      <text:p text:style-name="P5"/>
      <text:p text:style-name="P5">public class Node</text:p>
      <text:p text:style-name="P5">{</text:p>
      <text:p text:style-name="P5"><text:tab/>public int matematiknotu;</text:p>
      <text:p text:style-name="P5"><text:tab/>public int fiziknotu;</text:p>
      <text:p text:style-name="P5"/>
      <text:p text:style-name="P5"><text:tab/>public string name;</text:p>
      <text:p text:style-name="P5"><text:tab/></text:p>
      <text:p text:style-name="P5"><text:tab/>public Node nextmat;</text:p>
      <text:p text:style-name="P5"><text:tab/>public Node nextfiz;</text:p>
      <text:p text:style-name="P5"/>
      <text:p text:style-name="P5"><text:tab/>public Node (int matematiknotu, int fiziknotu, string name)</text:p>
      <text:p text:style-name="P5"><text:tab/>{</text:p>
      <text:p text:style-name="P5"><text:tab/><text:tab/>this.matematiknotu = matematiknotu;</text:p>
      <text:p text:style-name="P5"><text:tab/><text:tab/>this.fiziknotu = fiziknotu;</text:p>
      <text:p text:style-name="P5"/>
      <text:p text:style-name="P5"><text:tab/><text:tab/>this.name = name;</text:p>
      <text:p text:style-name="P5"/>
      <text:p text:style-name="P5"><text:tab/><text:tab/>this.nextmat = null;</text:p>
      <text:p text:style-name="P5"><text:tab/><text:tab/>this.nextfiz = null;</text:p>
      <text:p text:style-name="P5"><text:tab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ublic class LinkedList</text:p>
      <text:p text:style-name="P5">{</text:p>
      <text:p text:style-name="P5"><text:tab/>Node headmat;</text:p>
      <text:p text:style-name="P5"><text:tab/>Node headfiz;</text:p>
      <text:p text:style-name="P5"/>
      <text:p text:style-name="P5"><text:tab/>public void AddAsSorted (int matnot, int fiznot, string name)</text:p>
      <text:p text:style-name="P5"><text:tab/>{</text:p>
      <text:p text:style-name="P5"><text:tab/><text:tab/>Node temp = new Node (matnot, fiznot, name);</text:p>
      <text:p text:style-name="P5"/>
      <text:p text:style-name="P5"><text:tab/><text:tab/>if (headmat == null)</text:p>
      <text:p text:style-name="P5"><text:tab/><text:tab/>{</text:p>
      <text:p text:style-name="P5"><text:tab/><text:tab/><text:tab/>headmat = temp;</text:p>
      <text:p text:style-name="P5"><text:tab/><text:tab/><text:tab/>headfiz = temp;</text:p>
      <text:p text:style-name="P5"><text:tab/><text:tab/>}</text:p>
      <text:p text:style-name="P5"/>
      <text:p text:style-name="P5"><text:tab/><text:tab/>else</text:p>
      <text:p text:style-name="P5"><text:tab/><text:tab/>{</text:p>
      <text:p text:style-name="P5"><text:tab/><text:tab/><text:tab/>if (headmat.matematiknotu &gt;= matnot)</text:p>
      <text:p text:style-name="P5"><text:tab/><text:tab/><text:tab/>{</text:p>
      <text:p text:style-name="P5"><text:tab/><text:tab/><text:tab/><text:tab/>temp.nextmat = headmat;</text:p>
      <text:p text:style-name="P5"><text:tab/><text:tab/><text:tab/><text:tab/>headmat = temp;</text:p>
      <text:p text:style-name="P5"><text:tab/><text:tab/><text:tab/>}</text:p>
      <text:p text:style-name="P5"/>
      <text:p text:style-name="P5"><text:tab/><text:tab/><text:tab/>else</text:p>
      <text:p text:style-name="P5"><text:tab/><text:tab/><text:tab/>{</text:p>
      <text:p text:style-name="P5"><text:tab/><text:tab/><text:tab/><text:tab/>Node iterator = headmat;</text:p>
      <text:p text:style-name="P5"><text:tab/><text:tab/><text:tab/><text:tab/>Node prev = iterator;</text:p>
      <text:p text:style-name="P5"/>
      <text:p text:style-name="P5"><text:tab/><text:tab/><text:tab/><text:tab/>while (iterator != null &amp;&amp; iterator.matematiknotu &lt; matnot)</text:p>
      <text:p text:style-name="P5"><text:tab/><text:tab/><text:tab/><text:tab/>{</text:p>
      <text:p text:style-name="P5"><text:tab/><text:tab/><text:tab/><text:tab/><text:tab/>prev = iterator;</text:p>
      <text:p text:style-name="P5"><text:tab/><text:tab/><text:tab/><text:tab/><text:tab/>iterator = iterator.nextmat;</text:p>
      <text:p text:style-name="P5"><text:tab/><text:tab/><text:tab/><text:tab/>}</text:p>
      <text:p text:style-name="P5"/>
      <text:p text:style-name="P5"><text:tab/><text:tab/><text:tab/><text:tab/>temp.nextmat = iterator;</text:p>
      <text:p text:style-name="P5"><text:tab/><text:tab/><text:tab/><text:tab/>prev.nextmat = temp;</text:p>
      <text:p text:style-name="P5"><text:tab/><text:tab/><text:tab/>}</text:p>
      <text:p text:style-name="P5"/>
      <text:p text:style-name="P5"/>
      <text:p text:style-name="P5"><text:tab/><text:tab/><text:tab/></text:p>
      <text:p text:style-name="P5"/>
      <text:p text:style-name="P5"/>
      <text:p text:style-name="P5"/>
      <text:p text:style-name="P5"/>
      <text:p text:style-name="P5"/>
      <text:p text:style-name="P5"><text:soft-page-break/><text:tab/><text:tab/><text:tab/>if (headfiz.fiziknotu &gt;= fiznot)</text:p>
      <text:p text:style-name="P5"><text:tab/><text:tab/><text:tab/>{</text:p>
      <text:p text:style-name="P5"><text:tab/><text:tab/><text:tab/><text:tab/>temp.nextfiz = headfiz;</text:p>
      <text:p text:style-name="P5"><text:tab/><text:tab/><text:tab/><text:tab/>headfiz = temp;</text:p>
      <text:p text:style-name="P5"><text:tab/><text:tab/><text:tab/>}</text:p>
      <text:p text:style-name="P5"/>
      <text:p text:style-name="P5"><text:tab/><text:tab/><text:tab/>else</text:p>
      <text:p text:style-name="P5"><text:tab/><text:tab/><text:tab/>{</text:p>
      <text:p text:style-name="P5"><text:tab/><text:tab/><text:tab/><text:tab/>Node iterator = headfiz;</text:p>
      <text:p text:style-name="P5"><text:tab/><text:tab/><text:tab/><text:tab/>Node prev = iterator;</text:p>
      <text:p text:style-name="P5"/>
      <text:p text:style-name="P5"><text:tab/><text:tab/><text:tab/><text:tab/>while (iterator != null &amp;&amp; iterator.fiziknotu &lt; fiznot)</text:p>
      <text:p text:style-name="P5"><text:tab/><text:tab/><text:tab/><text:tab/>{</text:p>
      <text:p text:style-name="P5"><text:tab/><text:tab/><text:tab/><text:tab/><text:tab/>prev = iterator;</text:p>
      <text:p text:style-name="P5"><text:tab/><text:tab/><text:tab/><text:tab/><text:tab/>iterator = iterator.nextfiz;</text:p>
      <text:p text:style-name="P5"><text:tab/><text:tab/><text:tab/><text:tab/>}</text:p>
      <text:p text:style-name="P5"/>
      <text:p text:style-name="P5"><text:tab/><text:tab/><text:tab/><text:tab/>temp.nextfiz = iterator;</text:p>
      <text:p text:style-name="P5"><text:tab/><text:tab/><text:tab/><text:tab/>prev.nextfiz = temp;</text:p>
      <text:p text:style-name="P5"><text:tab/><text:tab/><text:tab/>}</text:p>
      <text:p text:style-name="P5"><text:tab/><text:tab/>}</text:p>
      <text:p text:style-name="P5"><text:tab/>}</text:p>
      <text:p text:style-name="P5"/>
      <text:p text:style-name="P5"><text:tab/>// 1 gönderilirse matematiğe göre, 0 gönderilirse fiziğe göre listeler</text:p>
      <text:p text:style-name="P5"><text:tab/>private void Display (bool x)</text:p>
      <text:p text:style-name="P5"><text:tab/>{</text:p>
      <text:p text:style-name="P5"><text:tab/><text:tab/>Node iterator;</text:p>
      <text:p text:style-name="P5"><text:tab/><text:tab/>if (x)</text:p>
      <text:p text:style-name="P5"><text:tab/><text:tab/><text:tab/>iterator = headmat;</text:p>
      <text:p text:style-name="P5"><text:tab/><text:tab/>else</text:p>
      <text:p text:style-name="P5"><text:tab/><text:tab/><text:tab/>iterator = headfiz;</text:p>
      <text:p text:style-name="P5"/>
      <text:p text:style-name="P5"><text:tab/><text:tab/>Console.WriteLine ("Matematik <text:s/>/ <text:s/>Fizik <text:s/>/ <text:s/>Adi\n");</text:p>
      <text:p text:style-name="P5"><text:tab/><text:tab/>while (iterator != null)</text:p>
      <text:p text:style-name="P5"><text:tab/><text:tab/>{</text:p>
      <text:p text:style-name="P5"><text:tab/><text:tab/><text:tab/>Console.WriteLine (" <text:s text:c="3"/>" +iterator.matematiknotu + " <text:s text:c="11"/>" + iterator.fiziknotu + " <text:s text:c="3"/>" + iterator.name);</text:p>
      <text:p text:style-name="P5"/>
      <text:p text:style-name="P5"><text:tab/><text:tab/><text:tab/>if (x)</text:p>
      <text:p text:style-name="P5"><text:tab/><text:tab/><text:tab/><text:tab/>iterator = iterator.nextmat;</text:p>
      <text:p text:style-name="P5"><text:tab/><text:tab/><text:tab/>else</text:p>
      <text:p text:style-name="P5"><text:tab/><text:tab/><text:tab/><text:tab/>iterator = iterator.nextfiz;</text:p>
      <text:p text:style-name="P5"><text:tab/><text:tab/>}</text:p>
      <text:p text:style-name="P5"><text:tab/><text:tab/>Console.WriteLine ();</text:p>
      <text:p text:style-name="P5"><text:tab/>}</text:p>
      <text:p text:style-name="P5"><text:soft-page-break/><text:tab/>public void DisplayMat ()</text:p>
      <text:p text:style-name="P5"><text:tab/>{</text:p>
      <text:p text:style-name="P5"><text:tab/><text:tab/>Display (true);</text:p>
      <text:p text:style-name="P5"><text:tab/>}</text:p>
      <text:p text:style-name="P5"/>
      <text:p text:style-name="P5"><text:tab/>public void DisplayFiz ()</text:p>
      <text:p text:style-name="P5"><text:tab/>{</text:p>
      <text:p text:style-name="P5"><text:tab/><text:tab/>Display (false);</text:p>
      <text:p text:style-name="P5"><text:tab/>}</text:p>
      <text:p text:style-name="P5"/>
      <text:p text:style-name="P5"><text:tab/>public void DeleteByName (string name)</text:p>
      <text:p text:style-name="P5"><text:tab/>{</text:p>
      <text:p text:style-name="P5"><text:tab/><text:tab/>// Boşluk kontrol edilir</text:p>
      <text:p text:style-name="P5"><text:tab/><text:tab/>if (headmat == null)</text:p>
      <text:p text:style-name="P5"><text:tab/><text:tab/>{</text:p>
      <text:p text:style-name="P5"><text:tab/><text:tab/><text:tab/>Console.WriteLine ("Liste bos...");</text:p>
      <text:p text:style-name="P5"><text:tab/><text:tab/><text:tab/>return;</text:p>
      <text:p text:style-name="P5"><text:tab/><text:tab/>}</text:p>
      <text:p text:style-name="P5"/>
      <text:p text:style-name="P5"><text:tab/><text:tab/>// Matematik listesinin ilk elemani ise head ileri alınır</text:p>
      <text:p text:style-name="P5"><text:tab/><text:tab/>if (headmat.name.CompareTo (name) == 0)</text:p>
      <text:p text:style-name="P5"><text:tab/><text:tab/><text:tab/>headmat = headmat.nextmat;</text:p>
      <text:p text:style-name="P5"/>
      <text:p text:style-name="P5"><text:tab/><text:tab/>else</text:p>
      <text:p text:style-name="P5"><text:tab/><text:tab/>{</text:p>
      <text:p text:style-name="P5"><text:tab/><text:tab/><text:tab/>Node iterator = headmat;</text:p>
      <text:p text:style-name="P5"><text:tab/><text:tab/><text:tab/>Node prev = iterator;</text:p>
      <text:p text:style-name="P5"/>
      <text:p text:style-name="P5"><text:tab/><text:tab/><text:tab/>while (iterator != null &amp;&amp; iterator.name.CompareTo (name) != 0)</text:p>
      <text:p text:style-name="P5"><text:tab/><text:tab/><text:tab/>{</text:p>
      <text:p text:style-name="P5"><text:tab/><text:tab/><text:tab/><text:tab/>prev = iterator;</text:p>
      <text:p text:style-name="P5"><text:tab/><text:tab/><text:tab/><text:tab/>iterator = iterator.nextmat;</text:p>
      <text:p text:style-name="P5"><text:tab/><text:tab/><text:tab/>}</text:p>
      <text:p text:style-name="P5"/>
      <text:p text:style-name="P5"><text:tab/><text:tab/><text:tab/>if (iterator != null)</text:p>
      <text:p text:style-name="P5"><text:tab/><text:tab/><text:tab/><text:tab/>prev.nextmat = iterator.nextmat;</text:p>
      <text:p text:style-name="P5"><text:tab/><text:tab/>}</text:p>
      <text:p text:style-name="P5"/>
      <text:p text:style-name="P5"><text:tab/><text:tab/>// Aynı işlem fizik için de yapılır</text:p>
      <text:p text:style-name="P5"><text:tab/><text:tab/>if (headfiz.name.CompareTo (name) == 0)</text:p>
      <text:p text:style-name="P5"><text:tab/><text:tab/><text:tab/>headfiz = headfiz.nextfiz;</text:p>
      <text:p text:style-name="P5"/>
      <text:p text:style-name="P5"><text:tab/><text:tab/></text:p>
      <text:p text:style-name="P5"/>
      <text:p text:style-name="P5"/>
      <text:p text:style-name="P5"><text:soft-page-break/><text:tab/><text:tab/>else</text:p>
      <text:p text:style-name="P5"><text:tab/><text:tab/>{</text:p>
      <text:p text:style-name="P5"><text:tab/><text:tab/><text:tab/>Node iterator = headfiz;</text:p>
      <text:p text:style-name="P5"><text:tab/><text:tab/><text:tab/>Node prev = iterator;</text:p>
      <text:p text:style-name="P5"/>
      <text:p text:style-name="P5"><text:tab/><text:tab/><text:tab/>while (iterator != null &amp;&amp; iterator.name.CompareTo (name) != 0)</text:p>
      <text:p text:style-name="P5"><text:tab/><text:tab/><text:tab/>{</text:p>
      <text:p text:style-name="P5"><text:tab/><text:tab/><text:tab/><text:tab/>prev = iterator;</text:p>
      <text:p text:style-name="P5"><text:tab/><text:tab/><text:tab/><text:tab/>iterator = iterator.nextfiz;</text:p>
      <text:p text:style-name="P5"><text:tab/><text:tab/><text:tab/>}</text:p>
      <text:p text:style-name="P5"/>
      <text:p text:style-name="P5"><text:tab/><text:tab/><text:tab/>if (iterator != null)</text:p>
      <text:p text:style-name="P5"><text:tab/><text:tab/><text:tab/><text:tab/>prev.nextfiz = iterator.nextfiz;</text:p>
      <text:p text:style-name="P5"><text:tab/><text:tab/>}</text:p>
      <text:p text:style-name="P5"><text:tab/><text:tab/><text:tab/></text:p>
      <text:p text:style-name="P5"><text:tab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font-size-asian="12pt" style:language-asian="tr" style:country-asian="TR" style:font-size-complex="12pt" style:language-complex="tr" style:country-complex="T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tr" fo:country="TR" style:font-name-asian="Arial2" style:font-size-asian="12pt" style:language-asian="tr" style:country-asian="TR" style:font-name-complex="Tahoma" style:font-size-complex="12pt" style:language-complex="tr" style:country-complex="T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1-17T15:04:40</meta:creation-date>
    <dc:date>2009-07-16T02:51:00</dc:date>
    <dc:language>tr-TR</dc:language>
    <meta:editing-cycles>3</meta:editing-cycles>
    <meta:editing-duration>PT1H46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99" meta:word-count="679" meta:character-count="6074"/>
  </office:meta>
</office:document-meta>
</file>